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3ec4a" officeooo:paragraph-rsid="0013ec4a"/>
    </style:style>
    <style:style style:name="P2" style:family="paragraph" style:parent-style-name="Heading_20_4">
      <style:paragraph-properties fo:break-before="page"/>
      <style:text-properties officeooo:rsid="0013ec4a" officeooo:paragraph-rsid="0013ec4a"/>
    </style:style>
    <style:style style:name="P3" style:family="paragraph" style:parent-style-name="Text_20_body">
      <style:text-properties officeooo:rsid="0013ec4a" officeooo:paragraph-rsid="0013ec4a"/>
    </style:style>
    <style:style style:name="P4" style:family="paragraph" style:parent-style-name="Text_20_body" style:list-style-name="L2">
      <style:text-properties officeooo:rsid="0013ec4a" officeooo:paragraph-rsid="0013ec4a"/>
    </style:style>
    <style:style style:name="P5" style:family="paragraph" style:parent-style-name="Text_20_body" style:list-style-name="L2">
      <style:text-properties officeooo:rsid="0013ec4a" officeooo:paragraph-rsid="0014ba6f"/>
    </style:style>
    <style:style style:name="P6" style:family="paragraph" style:parent-style-name="Text_20_body">
      <style:text-properties officeooo:paragraph-rsid="0013ec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ba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Hosting externo</text:h>
      <text:p text:style-name="P3"><text:span text:style-name="T1">Ventajas</text:span>:</text:p>
      <text:list xml:id="list4063451882" text:style-name="L2">
        <text:list-item>
          <text:p text:style-name="P4">No se requieren conocimientos técnicos</text:p>
        </text:list-item>
        <text:list-item>
          <text:p text:style-name="P4">Puedes centrarte en el desarrollo del sitio, diseñarlo y crear el contenido para satisfacer las necesidades de tus clientes</text:p>
        </text:list-item>
        <text:list-item>
          <text:p text:style-name="P5"><text:span text:style-name="T2">Seguridad mejorada</text:span></text:p>
        </text:list-item>
        <text:list-item>
          <text:p text:style-name="P5"><text:span text:style-name="T2">Ser</text:span><text:line-break/></text:p>
        </text:list-item>
      </text:list>
      <text:h text:style-name="P2" text:outline-level="4">Servidor web en local</text:h>
      <text:p text:style-name="P6"/>
      <text:h text:style-name="P2" text:outline-level="4">Utilización de contenedores Docker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3:21:07.439213327</meta:creation-date>
    <dc:date>2023-10-02T13:44:43.926223136</dc:date>
    <meta:editing-duration>PT23M3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8" meta:word-count="42" meta:character-count="266" meta:non-whitespace-character-count="235"/>
  </office:meta>
</office:document-meta>
</file>